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0000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8cm" svg:height="11.618cm" svg:x="5.4cm" svg:y="25.1cm">
          <draw:text-box>
            <text:p text:style-name="P1"><text:span text:style-name="T1">Guia de programação para o pacote do R capm</text:span></text:p>
          </draw:text-box>
        </draw:frame>
        <draw:frame draw:style-name="gr4" draw:text-style-name="P4" draw:layer="layout" svg:width="31.6cm" svg:height="3.4cm" svg:x="4.3cm" svg:y="3.6cm">
          <draw:text-box>
            <text:p text:style-name="P1"><text:span text:style-name="T2">Oswaldo Santos Baquer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25T21:32:10.719902524</dc:date>
    <meta:editing-duration>PT2M37S</meta:editing-duration>
    <meta:editing-cycles>2</meta:editing-cycles>
    <meta:generator>LibreOffice/4.4.2.2$Linux_X86_64 LibreOffice_project/40m0$Build-2</meta:generator>
    <meta:document-statistic meta:object-count="27"/>
  </office:meta>
</office:document-meta>
</file>